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9.99mm" svg:height="89.99mm" svg:x="173.54mm" svg:y="43.41mm">
            <draw:object draw:notify-on-update-of-ranges="Лист1.B3:Лист1.B11 Лист1.C3:Лист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Скорость,</text:p>
            <text:p>км/ч</text:p>
          </table:table-cell>
          <table:table-cell table:style-name="ce1" office:value-type="string" calcext:value-type="string">
            <text:p>Расход энергии </text:p>
            <text:p>(ккал/ /мин)</text:p>
            <text:p>на 1 кг веса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Езда на велосипеде</text:p>
          </table:table-cell>
          <table:table-cell table:style-name="ce1" office:value-type="string" calcext:value-type="string">
            <text:p>3,5 </text:p>
            <text:p>8,5</text:p>
            <text:p>9,0</text:p>
            <text:p>10,0</text:p>
            <text:p>15,0</text:p>
            <text:p>20,0</text:p>
            <text:p>25,0</text:p>
            <text:p>30,0</text:p>
            <text:p>35,0</text:p>
          </table:table-cell>
          <table:table-cell table:style-name="ce1" office:value-type="string" calcext:value-type="string">
            <text:p>0,043</text:p>
            <text:p>0,055</text:p>
            <text:p>0,059</text:p>
            <text:p>0,070</text:p>
            <text:p>0,108</text:p>
            <text:p>0,142</text:p>
            <text:p>0,200</text:p>
            <text:p>0,250</text:p>
            <text:p>0,302</text:p>
          </table:table-cell>
          <table:table-cell/>
        </table:table-row>
        <table:table-row table:style-name="ro3">
          <table:table-cell/>
          <table:table-cell office:value-type="float" office:value="3.5" calcext:value-type="float">
            <text:p>3,5</text:p>
          </table:table-cell>
          <table:table-cell office:value-type="float" office:value="0.043" calcext:value-type="float">
            <text:p>0,043</text:p>
          </table:table-cell>
          <table:table-cell table:formula="of:=[.C3]*60" office:value-type="float" office:value="2.58" calcext:value-type="float">
            <text:p>2,58</text:p>
          </table:table-cell>
        </table:table-row>
        <table:table-row table:style-name="ro3">
          <table:table-cell/>
          <table:table-cell office:value-type="float" office:value="8.5" calcext:value-type="float">
            <text:p>8,5</text:p>
          </table:table-cell>
          <table:table-cell office:value-type="float" office:value="0.055" calcext:value-type="float">
            <text:p>0,055</text:p>
          </table:table-cell>
          <table:table-cell table:formula="of:=[.C4]*60" office:value-type="float" office:value="3.3" calcext:value-type="float">
            <text:p>3,3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0.059" calcext:value-type="float">
            <text:p>0,059</text:p>
          </table:table-cell>
          <table:table-cell table:formula="of:=[.C5]*60" office:value-type="float" office:value="3.54" calcext:value-type="float">
            <text:p>3,5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  <table:table-cell table:formula="of:=[.C6]*60" office:value-type="float" office:value="4.2" calcext:value-type="float">
            <text:p>4,2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0.108" calcext:value-type="float">
            <text:p>0,108</text:p>
          </table:table-cell>
          <table:table-cell table:formula="of:=[.C7]*60" office:value-type="float" office:value="6.48" calcext:value-type="float">
            <text:p>6,48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142" calcext:value-type="float">
            <text:p>0,142</text:p>
          </table:table-cell>
          <table:table-cell table:formula="of:=[.C8]*60" office:value-type="float" office:value="8.52" calcext:value-type="float">
            <text:p>8,52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table:formula="of:=[.C9]*60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table:formula="of:=[.C10]*60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0.302" calcext:value-type="float">
            <text:p>0,302</text:p>
          </table:table-cell>
          <table:table-cell table:formula="of:=[.C11]*60" office:value-type="float" office:value="18.12" calcext:value-type="float">
            <text:p>18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2:17:47.351000000</meta:creation-date>
    <dc:date>2015-12-12T12:28:32.587000000</dc:date>
    <meta:editing-duration>PT13H40M20S</meta:editing-duration>
    <meta:editing-cycles>1</meta:editing-cycles>
    <meta:document-statistic meta:table-count="1" meta:cell-count="32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4.201cm" style:legend-expansion="high" chart:style-name="ch2"/>
        <chart:plot-area chart:style-name="ch3" table:cell-range-address="Лист1.B3:Лист1.C11" svg:x="0.32cm" svg:y="0.18cm" svg:width="12.376cm" svg:height="8.64cm">
          <chartooo:coordinate-region svg:x="1.232cm" svg:y="0.379cm" svg:width="11.2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3:Лист1.C11" chart:class="chart:scatter">
            <chart:domain table:cell-range-address="Лист1.B3:Лист1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">
                <text:p>3.5</text:p>
                <draw:g>
                  <svg:desc>Лист1.B3:Лист1.B11</svg:desc>
                </draw:g>
              </table:table-cell>
              <table:table-cell office:value-type="float" office:value="0.043">
                <text:p>0.043</text:p>
                <draw:g>
                  <svg:desc>Лист1.C3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302">
                <text:p>0.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